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648E485C64FC98E2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edf53"/>
    </style:style>
    <style:style style:name="fr1" style:family="graphic" style:parent-style-name="Graphics">
      <style:graphic-properties style:vertical-pos="from-top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duct name" text:name="py3o.label.name"/>
        <text:user-field-decl office:value-type="string" office:string-value="Product description" text:name="py3o.label.description"/>
        <text:user-field-decl office:value-type="string" office:string-value="Product price" text:name="py3o.label.price"/>
        <text:user-field-decl office:value-type="string" office:string-value="A" text:name="py3o.label.aisle"/>
        <text:user-field-decl office:value-type="string" office:string-value="R" text:name="py3o.label.rack"/>
        <text:user-field-decl office:value-type="string" office:string-value="Ct" text:name="py3o.label.cart"/>
        <text:user-field-decl office:value-type="string" office:string-value="S" text:name="py3o.label.shelf"/>
        <text:user-field-decl office:value-type="string" office:string-value="Cb" text:name="py3o.label.cabinet"/>
        <text:user-field-decl office:value-type="string" office:string-value="D" text:name="py3o.label.drawer"/>
        <text:user-field-decl office:value-type="string" office:string-value="B" text:name="py3o.label.bin"/>
      </text:user-field-decls>
      <text:p text:style-name="P1"><draw:frame draw:style-name="fr1" draw:name="py3o.staticimage.logo" text:anchor-type="as-char" svg:y="-0.178in" svg:width="0.952in" svg:height="0.2717in" draw:z-index="0"><draw:image xlink:href="Pictures/10000201000000C8000000648E485C64FC98E2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1402in" fo:page-height="0.6in" style:num-format="1" style:print-orientation="portrait" fo:margin-top="0in" fo:margin-bottom="0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7-09-12T10:24:42.075286765</dc:date>
    <dc:language>en-GB</dc:language>
    <meta:editing-cycles>38</meta:editing-cycles>
    <meta:editing-duration>PT3H55M30S</meta:editing-duration>
    <meta:print-date>2017-09-12T10:28:02.931584488</meta:print-date>
    <meta:document-statistic meta:table-count="0" meta:image-count="1" meta:object-count="0" meta:page-count="1" meta:paragraph-count="1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